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Set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di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ualBidiMap.remove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ualBidiMap.getKey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cre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MapEntry( Map . Entry entry ,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ualBidiMap.createValues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.remove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KeySet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ualBidiMap.AbstractDualBidiMap( Map normalMap , Map reverseMap , BidiMap inverseBidi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ualBidiMap.createEntry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Values(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createKey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ValuesIterator( Iterator iterator ,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eySet.KeySet(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.removeAll( Collection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ew.retainAll( Collection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SetIterator.EntrySetIterator( Iterator iterator ,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ualBidiMap.inverseBid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Iterator.KeySetIterator( Iterator iterator ,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remov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Set.EntrySet(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AbstractDualBidiMap( Map normalMap , Map rever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ualBidiMap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Map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ualBidi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ualBidi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set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ualBidi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ualBidi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di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ualBidi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ualBidi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diMapIterator.BidiMapIterator(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ualBidiMap.AbstractDual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Set.contains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.View( Collection coll ,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diMapIterator.set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diMap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diMap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ualBidi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ualBidi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